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/>
    </style:style>
    <style:style style:name="P2" style:family="paragraph" style:parent-style-name="Standard">
      <style:text-properties style:font-name="Courier New" fo:language="en" fo:country="US"/>
    </style:style>
    <style:style style:name="P3" style:family="paragraph" style:parent-style-name="Standard">
      <style:text-properties style:font-name="Courier New" fo:language="en" fo:country="US" style:text-underline-style="solid" style:text-underline-width="auto" style:text-underline-color="font-color"/>
    </style:style>
    <style:style style:name="P4" style:family="paragraph" style:parent-style-name="Standard" style:master-page-name="Standard">
      <style:paragraph-properties style:page-number="auto"/>
      <style:text-properties style:font-name="Courier New" fo:language="en" fo:country="US"/>
    </style:style>
    <style:style style:name="P5" style:family="paragraph" style:parent-style-name="Standard">
      <style:text-properties style:font-name="Helvetica" fo:font-size="10pt" fo:language="en" fo:country="US" fo:background-color="#ffff00" style:font-size-asian="10pt"/>
    </style:style>
    <style:style style:name="P6" style:family="paragraph" style:parent-style-name="Standard">
      <style:text-properties style:font-name="Courier New"/>
    </style:style>
    <style:style style:name="P7" style:family="paragraph" style:parent-style-name="Standard">
      <style:text-properties style:font-name="Courier New" fo:language="en" fo:country="US"/>
    </style:style>
    <style:style style:name="P8" style:family="paragraph" style:parent-style-name="Standard">
      <style:text-properties style:font-name="Courier New" fo:language="en" fo:country="US" style:text-underline-style="none"/>
    </style:style>
    <style:style style:name="P9" style:family="paragraph" style:parent-style-name="Standard">
      <style:text-properties style:font-name="Courier New" fo:language="en" fo:country="US" style:text-underline-style="none" officeooo:paragraph-rsid="002d62f1"/>
    </style:style>
    <style:style style:name="P10" style:family="paragraph" style:parent-style-name="Standard">
      <style:text-properties fo:color="#000000" style:font-name="Courier New" fo:language="en" fo:country="US" style:text-underline-style="none"/>
    </style:style>
    <style:style style:name="P11" style:family="paragraph" style:parent-style-name="Standard">
      <style:text-properties fo:color="#000000" style:text-underline-style="none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text-properties style:text-underline-style="none" officeooo:paragraph-rsid="002d62f1"/>
    </style:style>
    <style:style style:name="P14" style:family="paragraph" style:parent-style-name="Standard">
      <style:text-properties officeooo:paragraph-rsid="002e4517"/>
    </style:style>
    <style:style style:name="P15" style:family="paragraph" style:parent-style-name="Standard">
      <style:text-properties officeooo:paragraph-rsid="0030e42f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style:text-underline-style="solid" style:text-underline-width="auto" style:text-underline-color="font-color"/>
    </style:style>
    <style:style style:name="T4" style:family="text">
      <style:text-properties style:font-name="Courier New" fo:language="en" fo:country="US" style:text-underline-style="none"/>
    </style:style>
    <style:style style:name="T5" style:family="text">
      <style:text-properties style:font-name="Courier New" fo:language="en" fo:country="US" officeooo:rsid="002d62f1"/>
    </style:style>
    <style:style style:name="T6" style:family="text">
      <style:text-properties style:font-name="Courier New" fo:language="en" fo:country="US" officeooo:rsid="0010e9a5"/>
    </style:style>
    <style:style style:name="T7" style:family="text">
      <style:text-properties fo:color="#0000ff" style:font-name="Courier New" fo:language="en" fo:country="US"/>
    </style:style>
    <style:style style:name="T8" style:family="text">
      <style:text-properties fo:color="#0000ff" style:font-name="Courier New" fo:language="en" fo:country="US" fo:font-weight="bold" style:font-weight-asian="bold"/>
    </style:style>
    <style:style style:name="T9" style:family="text">
      <style:text-properties fo:color="#0000ff" style:font-name="Courier New" fo:language="en" fo:country="US" fo:font-weight="bold" officeooo:rsid="002e4517" style:font-weight-asian="bold"/>
    </style:style>
    <style:style style:name="T10" style:family="text">
      <style:text-properties fo:color="#0000ff" style:font-name="Courier New" fo:language="en" fo:country="US" fo:font-weight="bold" officeooo:rsid="002e4517" style:font-weight-asian="bold" style:font-weight-complex="normal"/>
    </style:style>
    <style:style style:name="T11" style:family="text">
      <style:text-properties fo:color="#0000ff" style:font-name="Courier New" fo:language="en" fo:country="US" fo:font-weight="normal" officeooo:rsid="002e4517" style:font-weight-asian="normal" style:font-weight-complex="normal"/>
    </style:style>
    <style:style style:name="T12" style:family="text">
      <style:text-properties fo:color="#0000ff" style:font-name="Courier New" fo:font-weight="bold" style:font-weight-asian="bold"/>
    </style:style>
    <style:style style:name="T13" style:family="text">
      <style:text-properties fo:color="#c0c0c0" style:font-name="Courier New" fo:language="en" fo:country="US"/>
    </style:style>
    <style:style style:name="T14" style:family="text">
      <style:text-properties fo:color="#c0c0c0" style:font-name="Courier New" fo:language="en" fo:country="US" fo:font-style="italic" style:font-style-asian="italic"/>
    </style:style>
    <style:style style:name="T15" style:family="text">
      <style:text-properties fo:color="#c0c0c0" style:font-name="Courier New" fo:language="en" fo:country="US" fo:font-style="italic" style:font-style-asian="italic" style:font-style-complex="italic"/>
    </style:style>
    <style:style style:name="T16" style:family="text">
      <style:text-properties fo:color="#c0c0c0" style:font-name="Courier New" fo:language="en" fo:country="US" fo:font-style="italic" officeooo:rsid="0034347e" style:font-style-asian="italic"/>
    </style:style>
    <style:style style:name="T17" style:family="text">
      <style:text-properties fo:color="#c0c0c0" style:font-name="Courier New" fo:language="en" fo:country="US" fo:font-style="italic" officeooo:rsid="003482ce" style:font-style-asian="italic"/>
    </style:style>
    <style:style style:name="T18" style:family="text">
      <style:text-properties fo:color="#c0c0c0" style:font-name="Courier New" fo:language="en" fo:country="US" fo:font-style="italic" style:text-underline-style="none" style:font-style-asian="italic"/>
    </style:style>
    <style:style style:name="T19" style:family="text">
      <style:text-properties fo:color="#c0c0c0" style:font-name="Courier New" fo:language="en" fo:country="US" fo:font-style="normal" officeooo:rsid="003482ce" style:font-style-asian="normal" style:font-style-complex="normal"/>
    </style:style>
    <style:style style:name="T20" style:family="text">
      <style:text-properties fo:color="#c0c0c0" style:font-name="Courier New" fo:font-style="italic" style:font-style-asian="italic"/>
    </style:style>
    <style:style style:name="T21" style:family="text">
      <style:text-properties fo:color="#000000"/>
    </style:style>
    <style:style style:name="T22" style:family="text">
      <style:text-properties fo:color="#000000" style:font-name="Courier New"/>
    </style:style>
    <style:style style:name="T23" style:family="text">
      <style:text-properties fo:color="#000000" style:font-name="Courier New" fo:language="en" fo:country="US"/>
    </style:style>
    <style:style style:name="T24" style:family="text">
      <style:text-properties fo:color="#000000" style:font-name="Courier New" fo:language="en" fo:country="US" fo:font-weight="bold" style:font-weight-asian="bold"/>
    </style:style>
    <style:style style:name="T25" style:family="text">
      <style:text-properties fo:color="#000000" style:font-name="Courier New" fo:language="en" fo:country="US" fo:font-weight="bold" officeooo:rsid="002e4517" style:font-weight-asian="bold"/>
    </style:style>
    <style:style style:name="T26" style:family="text">
      <style:text-properties fo:color="#000000" style:font-name="Courier New" fo:language="en" fo:country="US" fo:font-weight="normal" officeooo:rsid="002e4517" style:font-weight-asian="normal" style:font-weight-complex="normal"/>
    </style:style>
    <style:style style:name="T27" style:family="text">
      <style:text-properties fo:color="#000000" style:font-name="Courier New" fo:language="en" fo:country="US" fo:font-style="normal" officeooo:rsid="003482ce" style:font-style-asian="normal" style:font-style-complex="normal"/>
    </style:style>
    <style:style style:name="T28" style:family="text">
      <style:text-properties fo:color="#000000" style:font-name="Courier New" fo:font-weight="bold" style:font-weight-asian="bold"/>
    </style:style>
    <style:style style:name="T29" style:family="text">
      <style:text-properties fo:color="#000000" officeooo:rsid="0010e9a5"/>
    </style:style>
    <style:style style:name="T30" style:family="text">
      <style:text-properties fo:color="#b2b2b2" style:font-name="Courier New" fo:language="en" fo:country="US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havior_annex ::=</text:p>
      <text:p text:style-name="Standard"><text:span text:style-name="T2"><text:s text:c="2"/>[ </text:span><text:span text:style-name="T8">variables</text:span><text:span text:style-name="T2"> { behavior_variable }+ ]</text:span></text:p>
      <text:p text:style-name="Standard"><text:span text:style-name="T2"><text:s text:c="2"/>[ </text:span><text:span text:style-name="T8">states</text:span><text:span text:style-name="T2"> { behavior_state }+ ]</text:span></text:p>
      <text:p text:style-name="Standard"><text:span text:style-name="T2"><text:s text:c="2"/>[ </text:span><text:span text:style-name="T8">transitions</text:span><text:span text:style-name="T2"> { behavior_transition }+ ]</text:span></text:p>
      <text:p text:style-name="P5"/>
      <text:p text:style-name="P2">behavior_variable ::= </text:p>
      <text:p text:style-name="Standard"><text:span text:style-name="T2"><text:s text:c="2"/></text:span><text:span text:style-name="T14">local_variable_</text:span><text:span text:style-name="T2">declarator { </text:span><text:span text:style-name="T8">,</text:span><text:span text:style-name="T2"> </text:span><text:span text:style-name="T14">local_variable_</text:span><text:span text:style-name="T2">declarator }* </text:span></text:p>
      <text:p text:style-name="Standard"><text:span text:style-name="T2"><text:s text:c="2"/></text:span><text:span text:style-name="T12">:</text:span><text:span text:style-name="T1"> </text:span><text:span text:style-name="T20">data_</text:span><text:span text:style-name="T1">unique_component_classifier_reference </text:span><text:span text:style-name="T12">;</text:span></text:p>
      <text:p text:style-name="P1"/>
      <text:p text:style-name="P6">unique_component_classifier_reference ::= </text:p>
      <text:p text:style-name="Standard"><text:span text:style-name="T1"><text:s text:c="2"/>{ </text:span><text:span text:style-name="T20">package_</text:span><text:span text:style-name="T1">identifier </text:span><text:span text:style-name="T12">::</text:span><text:span text:style-name="T1"> }* </text:span><text:span text:style-name="T20">component_type_</text:span><text:span text:style-name="T1">identifier</text:span></text:p>
      <text:p text:style-name="Standard"><text:span text:style-name="T1"><text:s text:c="2"/>[ </text:span><text:span text:style-name="T12">.</text:span><text:span text:style-name="T1"> </text:span><text:span text:style-name="T20">component_implementation_</text:span><text:span text:style-name="T1">identifier ]</text:span></text:p>
      <text:p text:style-name="P1"/>
      <text:p text:style-name="P2">behavior_state ::=</text:p>
      <text:p text:style-name="Standard"><text:span text:style-name="T2"><text:s text:c="2"/></text:span><text:span text:style-name="T14">behavior_state_</text:span><text:span text:style-name="T2">identifier { </text:span><text:span text:style-name="T8">,</text:span><text:span text:style-name="T2"> </text:span><text:span text:style-name="T14">behavior_state_</text:span><text:span text:style-name="T2">identifier }* </text:span></text:p>
      <text:p text:style-name="Standard"><text:span text:style-name="T2"><text:s text:c="2"/></text:span><text:span text:style-name="T8">:</text:span><text:span text:style-name="T2"> behavior_state_kind </text:span><text:span text:style-name="T8">state ;</text:span></text:p>
      <text:p text:style-name="P1"/>
      <text:p text:style-name="P2">behavior_state_kind ::=</text:p>
      <text:p text:style-name="Standard"><text:span text:style-name="T2"><text:s text:c="2"/>[ </text:span><text:span text:style-name="T8">initial</text:span><text:span text:style-name="T2"> ][ </text:span><text:span text:style-name="T8">complete</text:span><text:span text:style-name="T2"> ][ </text:span><text:span text:style-name="T8">final</text:span><text:span text:style-name="T2"> ]</text:span></text:p>
      <text:p text:style-name="P1"/>
      <text:p text:style-name="P2">behavior_transition ::=</text:p>
      <text:p text:style-name="Standard"><text:span text:style-name="T2"><text:s text:c="2"/>[ </text:span><text:span text:style-name="T14">transition_</text:span><text:span text:style-name="T2">identifier [ </text:span><text:span text:style-name="T8">[</text:span><text:span text:style-name="T2"> behavior_transition_priority </text:span><text:span text:style-name="T8">]</text:span><text:span text:style-name="T2"> ] </text:span><text:span text:style-name="T8">:</text:span><text:span text:style-name="T2"> ]</text:span></text:p>
      <text:p text:style-name="Standard"><text:span text:style-name="T2"><text:s text:c="2"/></text:span><text:span text:style-name="T14">source_state_</text:span><text:span text:style-name="T2">identifier { , </text:span><text:span text:style-name="T14">source_state_</text:span><text:span text:style-name="T2">identifier }* </text:span></text:p>
      <text:p text:style-name="Standard"><text:span text:style-name="T2"><text:s text:c="2"/></text:span><text:span text:style-name="T8">-[</text:span><text:span text:style-name="T2"> behavior_condition </text:span><text:span text:style-name="T8">]-&gt;</text:span></text:p>
      <text:p text:style-name="Standard"><text:span text:style-name="T2"><text:s text:c="2"/></text:span><text:span text:style-name="T14">destination_state_</text:span><text:span text:style-name="T2">identifier [ behavior_action_block ] </text:span><text:span text:style-name="T8">;</text:span></text:p>
      <text:p text:style-name="P1"/>
      <text:p text:style-name="P2">behavior_transition_priority ::=</text:p>
      <text:p text:style-name="P2"><text:s text:c="2"/>numeral</text:p>
      <text:p text:style-name="P1"/>
      <text:p text:style-name="P2">behavior_condition ::= </text:p>
      <text:p text:style-name="P2"><text:s text:c="2"/>dispatch_condition</text:p>
      <text:p text:style-name="P2">| execute_condition</text:p>
      <text:p text:style-name="P1"/>
      <text:p text:style-name="P2">execute_condition ::=</text:p>
      <text:p text:style-name="Standard"><text:span text:style-name="T2"><text:s text:c="2"/>[ </text:span><text:span text:style-name="T14">logical_</text:span><text:span text:style-name="T2">value_expression | </text:span><text:span text:style-name="T14">behavior_action_block_</text:span><text:span text:style-name="T2">timeout_catch | </text:span><text:span text:style-name="T8">otherwise</text:span><text:span text:style-name="T2"> ]</text:span></text:p>
      <text:p text:style-name="P2"><text:soft-page-break/>timeout_catch ::=</text:p>
      <text:p text:style-name="Standard"><text:span text:style-name="T2"><text:s text:c="2"/></text:span><text:span text:style-name="T8">timeout</text:span></text:p>
      <text:p text:style-name="P1"/>
      <text:p text:style-name="P2">declarator ::= identifier { array_size }*</text:p>
      <text:p text:style-name="P1"/>
      <text:p text:style-name="Standard"><text:span text:style-name="T2">array_size :: </text:span><text:span text:style-name="T8">[</text:span><text:span text:style-name="T2"> </text:span><text:span text:style-name="T30">integer_</text:span><text:span text:style-name="T2">value_constant </text:span><text:span text:style-name="T8">]</text:span></text:p>
      <text:p text:style-name="P1"/>
      <text:p text:style-name="P2">dispatch_condition ::= </text:p>
      <text:p text:style-name="Standard"><text:span text:style-name="T2"><text:s text:c="2"/></text:span><text:span text:style-name="T8">on dispatch</text:span><text:span text:style-name="T2"> [ dispatch_trigger_condition ] [ </text:span><text:span text:style-name="T8">frozen</text:span><text:span text:style-name="T2"> frozen_ports ]</text:span></text:p>
      <text:p text:style-name="P1"/>
      <text:p text:style-name="P2">dispatch_trigger_condition ::=</text:p>
      <text:p text:style-name="P2"><text:s text:c="2"/>dispatch_trigger_logical_expression</text:p>
      <text:p text:style-name="P11"><text:span text:style-name="T2">| </text:span><text:span text:style-name="T30">provides_subprogram_access_</text:span><text:span text:style-name="T2">name</text:span></text:p>
      <text:p text:style-name="Standard"><text:span text:style-name="T2">| </text:span><text:span text:style-name="T8">stop</text:span></text:p>
      <text:p text:style-name="P2">| completion_relative_timeout_condition_and_catch</text:p>
      <text:p text:style-name="P2">| dispatch_relative_timeout_catch</text:p>
      <text:p text:style-name="P1"/>
      <text:p text:style-name="P2">dispatch_trigger_logical_expression ::=</text:p>
      <text:p text:style-name="Standard"><text:span text:style-name="T2"><text:s text:c="2"/>dispatch_conjunction { </text:span><text:span text:style-name="T8">or</text:span><text:span text:style-name="T2"> dispatch_conjunction }*</text:span></text:p>
      <text:p text:style-name="P2"><text:s text:c="2"/></text:p>
      <text:p text:style-name="P2">dispatch_conjunction ::=</text:p>
      <text:p text:style-name="Standard"><text:span text:style-name="T2"><text:s text:c="2"/>dispatch_trigger { </text:span><text:span text:style-name="T8">and</text:span><text:span text:style-name="T2"> dispatch_trigger }*</text:span></text:p>
      <text:p text:style-name="P2"><text:s text:c="2"/></text:p>
      <text:p text:style-name="P2">completion_relative_timeout_condition_and_catch ::=</text:p>
      <text:p text:style-name="Standard"><text:span text:style-name="T2"><text:s text:c="2"/></text:span><text:span text:style-name="T8">timeout</text:span><text:span text:style-name="T2"> behavior_time</text:span></text:p>
      <text:p text:style-name="P2"><text:s text:c="2"/></text:p>
      <text:p text:style-name="P2">dispatch_relative_timeout_catch ::=</text:p>
      <text:p text:style-name="Standard"><text:span text:style-name="T2"><text:s text:c="2"/></text:span><text:span text:style-name="T8">timeout</text:span></text:p>
      <text:p text:style-name="P2"><text:s text:c="2"/></text:p>
      <text:p text:style-name="P2">dispatch_trigger ::=</text:p>
      <text:p text:style-name="P11"><text:span text:style-name="T2"><text:s text:c="2"/></text:span><text:span text:style-name="T30">in_event_port_</text:span><text:span text:style-name="T2">name</text:span></text:p>
      <text:p text:style-name="P11"><text:span text:style-name="T2">| </text:span><text:span text:style-name="T30">in_event_data_port_</text:span><text:span text:style-name="T2">name</text:span></text:p>
      <text:p text:style-name="P1"/>
      <text:p text:style-name="P2">frozen_ports ::=</text:p>
      <text:p text:style-name="P12"><text:span text:style-name="T2"><text:s text:c="2"/></text:span><text:span text:style-name="T14">in_port_</text:span><text:span text:style-name="T2">name { </text:span><text:span text:style-name="T8">,</text:span><text:span text:style-name="T2"> </text:span><text:span text:style-name="T14">in_port_</text:span><text:span text:style-name="T2">name }*</text:span></text:p>
      <text:p text:style-name="P2"><text:soft-page-break/>behavior_action_block ::=</text:p>
      <text:p text:style-name="Standard"><text:span text:style-name="T2"><text:s text:c="2"/></text:span><text:span text:style-name="T8">{</text:span><text:span text:style-name="T2"> behavior_actions </text:span><text:span text:style-name="T8">}</text:span><text:span text:style-name="T2"> [ </text:span><text:span text:style-name="T8">timeout</text:span><text:span text:style-name="T2"> behavior_time ]</text:span></text:p>
      <text:p text:style-name="P1"/>
      <text:p text:style-name="P2">behavior_actions ::=</text:p>
      <text:p text:style-name="P2"><text:s text:c="2"/>behavior_action</text:p>
      <text:p text:style-name="P2">| behavior_action_sequence</text:p>
      <text:p text:style-name="P2">| behavior_action_set</text:p>
      <text:p text:style-name="P1"/>
      <text:p text:style-name="P2">behavior_action_sequence ::=</text:p>
      <text:p text:style-name="Standard"><text:span text:style-name="T2"><text:s text:c="2"/>behavior_action { </text:span><text:span text:style-name="T8">;</text:span><text:span text:style-name="T2"> behavior_action }+</text:span></text:p>
      <text:p text:style-name="P1"/>
      <text:p text:style-name="P2">behavior_action_set ::=</text:p>
      <text:p text:style-name="Standard"><text:span text:style-name="T2"><text:s text:c="2"/>behavior_action { </text:span><text:span text:style-name="T8">&amp;</text:span><text:span text:style-name="T2"> behavior_action }+ </text:span></text:p>
      <text:p text:style-name="P1"/>
      <text:p text:style-name="P2">behavior_action ::=</text:p>
      <text:p text:style-name="P2"><text:s text:c="2"/>basic_action </text:p>
      <text:p text:style-name="P2">| behavior_action_block</text:p>
      <text:p text:style-name="Standard"><text:span text:style-name="T2">| </text:span><text:span text:style-name="T8">if</text:span><text:span text:style-name="T2"> </text:span><text:span text:style-name="T8">(</text:span><text:span text:style-name="T2"> </text:span><text:span text:style-name="T14">logical_</text:span><text:span text:style-name="T2">value_expression </text:span><text:span text:style-name="T8">)</text:span><text:span text:style-name="T2"> behavior_actions</text:span></text:p>
      <text:p text:style-name="Standard"><text:span text:style-name="T2"><text:s text:c="2"/>{ </text:span><text:span text:style-name="T8">elsif</text:span><text:span text:style-name="T2"> </text:span><text:span text:style-name="T8">(</text:span><text:span text:style-name="T2"> </text:span><text:span text:style-name="T14">logical_</text:span><text:span text:style-name="T2">value_expression </text:span><text:span text:style-name="T8">)</text:span><text:span text:style-name="T2"> behavior_actions }*</text:span></text:p>
      <text:p text:style-name="Standard"><text:span text:style-name="T2"><text:s text:c="2"/>[ </text:span><text:span text:style-name="T8">else</text:span><text:span text:style-name="T2"> behavior_actions ] <text:s text:c="2"/></text:span></text:p>
      <text:p text:style-name="Standard"><text:span text:style-name="T2"><text:s text:c="2"/></text:span><text:span text:style-name="T8">end if </text:span></text:p>
      <text:p text:style-name="Standard"><text:span text:style-name="T2">| </text:span><text:span text:style-name="T8">for</text:span><text:span text:style-name="T2"> </text:span><text:span text:style-name="T8">(</text:span><text:span text:style-name="T2"> </text:span></text:p>
      <text:p text:style-name="Standard"><text:span text:style-name="T2"><text:s text:c="2"/></text:span><text:span text:style-name="T14">element_</text:span><text:span text:style-name="T2">identifier </text:span><text:span text:style-name="T8">:</text:span><text:span text:style-name="T2"> </text:span><text:span text:style-name="T14">data_</text:span><text:span text:style-name="T2">unique_component_classifier_reference</text:span></text:p>
      <text:p text:style-name="Standard"><text:span text:style-name="T2"><text:s text:c="2"/></text:span><text:span text:style-name="T8">in</text:span><text:span text:style-name="T2"> element_values </text:span><text:span text:style-name="T8">)</text:span><text:span text:style-name="T2"> </text:span><text:span text:style-name="T8">{</text:span><text:span text:style-name="T2"> behavior_actions </text:span><text:span text:style-name="T8">}</text:span></text:p>
      <text:p text:style-name="Standard"><text:span text:style-name="T2">| </text:span><text:span text:style-name="T8">forall</text:span><text:span text:style-name="T2"> </text:span><text:span text:style-name="T8">(</text:span><text:span text:style-name="T2"> </text:span></text:p>
      <text:p text:style-name="Standard"><text:span text:style-name="T2"><text:s text:c="2"/></text:span><text:span text:style-name="T14">element_</text:span><text:span text:style-name="T2">identifier </text:span><text:span text:style-name="T8">:</text:span><text:span text:style-name="T2"> </text:span><text:span text:style-name="T14">data_</text:span><text:span text:style-name="T2">unique_component_classifier_reference</text:span></text:p>
      <text:p text:style-name="Standard"><text:span text:style-name="T2"><text:s text:c="2"/></text:span><text:span text:style-name="T8">in</text:span><text:span text:style-name="T2"> element_values </text:span><text:span text:style-name="T8">)</text:span><text:span text:style-name="T2"> </text:span><text:span text:style-name="T8">{</text:span><text:span text:style-name="T2"> behavior_actions </text:span><text:span text:style-name="T8">}</text:span></text:p>
      <text:p text:style-name="Standard"><text:span text:style-name="T2">| </text:span><text:span text:style-name="T8">while</text:span><text:span text:style-name="T2"> </text:span><text:span text:style-name="T8">(</text:span><text:span text:style-name="T2"> </text:span><text:span text:style-name="T14">logical_</text:span><text:span text:style-name="T2">value_expression </text:span><text:span text:style-name="T8">)</text:span><text:span text:style-name="T2"> </text:span><text:span text:style-name="T8">{</text:span><text:span text:style-name="T2"> behavior_actions </text:span><text:span text:style-name="T8">}</text:span></text:p>
      <text:p text:style-name="Standard"><text:span text:style-name="T2">| </text:span><text:span text:style-name="T8">do</text:span><text:span text:style-name="T2"> behavior_actions </text:span><text:span text:style-name="T8">until</text:span><text:span text:style-name="T2"> </text:span><text:span text:style-name="T8">(</text:span><text:span text:style-name="T2"> </text:span><text:span text:style-name="T14">logical_</text:span><text:span text:style-name="T2">value_expression </text:span><text:span text:style-name="T8">)</text:span></text:p>
      <text:p text:style-name="P1"/>
      <text:p text:style-name="P2">element_values ::=</text:p>
      <text:p text:style-name="P2"><text:s text:c="2"/>integer_range</text:p>
      <text:p text:style-name="Standard"><text:span text:style-name="T2">| </text:span><text:span text:style-name="T14">event_data_port_</text:span><text:span text:style-name="T2">name</text:span></text:p>
      <text:p text:style-name="Standard"><text:span text:style-name="T2">| </text:span><text:span text:style-name="T14">array_</text:span><text:span text:style-name="T23">data_</text:span><text:span text:style-name="T2">component_reference</text:span></text:p>
      <text:p text:style-name="P1"/>
      <text:p text:style-name="P2"><text:soft-page-break/>basic_action ::=</text:p>
      <text:p text:style-name="P2"><text:s text:c="2"/>assignment_action</text:p>
      <text:p text:style-name="P2">| communication_action</text:p>
      <text:p text:style-name="P2">| timed_action</text:p>
      <text:p text:style-name="P1"/>
      <text:p text:style-name="P2">assignment_action ::= </text:p>
      <text:p text:style-name="Standard"><text:span text:style-name="T2"><text:s text:c="2"/>target </text:span><text:span text:style-name="T8">:=</text:span><text:span text:style-name="T2"> ( value_expression | </text:span><text:span text:style-name="T8">any</text:span><text:span text:style-name="T2"> )</text:span></text:p>
      <text:p text:style-name="P1"/>
      <text:p text:style-name="P2">target ::= </text:p>
      <text:p text:style-name="Standard"><text:span text:style-name="T2">| </text:span><text:span text:style-name="T14">outgoing_port_</text:span><text:span text:style-name="T2">name </text:span></text:p>
      <text:p text:style-name="P12"><text:span text:style-name="T2">| </text:span><text:span text:style-name="T14">outgoing_</text:span><text:span text:style-name="T23">subprogram_parameter</text:span><text:span text:style-name="T2"> </text:span></text:p>
      <text:p text:style-name="Standard"><text:span text:style-name="T2">| </text:span><text:span text:style-name="T23">data_</text:span><text:span text:style-name="T2">component_reference</text:span></text:p>
      <text:p text:style-name="P12"><text:span text:style-name="T2">| </text:span><text:span text:style-name="T15">outgoing_port_prototype_</text:span><text:span text:style-name="T2">name</text:span></text:p>
      <text:p text:style-name="P1"/>
      <text:p text:style-name="P2">communication_action ::= </text:p>
      <text:p text:style-name="Standard"><text:span text:style-name="T2"><text:s text:c="2"/></text:span><text:span text:style-name="T14">subprogram_prototype_</text:span><text:span text:style-name="T2">name </text:span><text:span text:style-name="T8">!</text:span><text:span text:style-name="T2"> [ </text:span><text:span text:style-name="T8">(</text:span><text:span text:style-name="T2"> subprogram_parameter_list </text:span><text:span text:style-name="T8">)</text:span><text:span text:style-name="T2"> ]</text:span></text:p>
      <text:p text:style-name="Standard"><text:span text:style-name="T2">| </text:span><text:span text:style-name="T14">required_subprogram_access_</text:span><text:span text:style-name="T2">name </text:span><text:span text:style-name="T8">!</text:span><text:span text:style-name="T2"> [ </text:span><text:span text:style-name="T8">(</text:span><text:span text:style-name="T2"> subprogram_parameter_list </text:span><text:span text:style-name="T8">)</text:span><text:span text:style-name="T2"> ]</text:span></text:p>
      <text:p text:style-name="Standard"><text:span text:style-name="T2">| </text:span><text:span text:style-name="T14">subprogram_subcomponent_</text:span><text:span text:style-name="T2">name </text:span><text:span text:style-name="T8">!</text:span><text:span text:style-name="T2"> [ </text:span><text:span text:style-name="T8">(</text:span><text:span text:style-name="T2"> subprogram_parameter_list </text:span><text:span text:style-name="T8">)</text:span><text:span text:style-name="T2"> ]</text:span></text:p>
      <text:p text:style-name="Standard"><text:span text:style-name="T2">| </text:span><text:span text:style-name="T14">subprogram_</text:span><text:span text:style-name="T2">unique_component_classifier_reference </text:span><text:span text:style-name="T8">!</text:span><text:span text:style-name="T2"> [ </text:span><text:span text:style-name="T8">(</text:span><text:span text:style-name="T2"> subprogram_parameter_list </text:span><text:span text:style-name="T8">)</text:span><text:span text:style-name="T2"> ]</text:span></text:p>
      <text:p text:style-name="Standard"><text:span text:style-name="T2">| </text:span><text:span text:style-name="T14">output_port_</text:span><text:span text:style-name="T2">name </text:span><text:span text:style-name="T8">!</text:span><text:span text:style-name="T2"> [ </text:span><text:span text:style-name="T8">(</text:span><text:span text:style-name="T2"> value_expression </text:span><text:span text:style-name="T8">)</text:span><text:span text:style-name="T2"> ]</text:span></text:p>
      <text:p text:style-name="Standard"><text:span text:style-name="T2">| </text:span><text:span text:style-name="T14">input_port_</text:span><text:span text:style-name="T2">name </text:span><text:span text:style-name="T8">&gt;&gt;</text:span></text:p>
      <text:p text:style-name="Standard"><text:span text:style-name="T2">| </text:span><text:span text:style-name="T14">input_port_</text:span><text:span text:style-name="T2">name </text:span><text:span text:style-name="T8">?</text:span><text:span text:style-name="T2"> [ </text:span><text:span text:style-name="T8">(</text:span><text:span text:style-name="T2"> target </text:span><text:span text:style-name="T8">)</text:span><text:span text:style-name="T2"> ]</text:span></text:p>
      <text:p text:style-name="Standard"><text:span text:style-name="T2">| </text:span><text:span text:style-name="T14">required_data_access_</text:span><text:span text:style-name="T2">name </text:span><text:span text:style-name="T8">!&lt;</text:span></text:p>
      <text:p text:style-name="Standard"><text:span text:style-name="T2">| </text:span><text:span text:style-name="T14">required_data_access_</text:span><text:span text:style-name="T2">name </text:span><text:span text:style-name="T8">!&gt;</text:span></text:p>
      <text:p text:style-name="Standard"><text:span text:style-name="T2">| </text:span><text:span text:style-name="T14">required_data_access_</text:span><text:span text:style-name="T2">name </text:span><text:span text:style-name="T7">.</text:span><text:span text:style-name="T2"> </text:span><text:span text:style-name="T14">provided_subprogram_access_</text:span><text:span text:style-name="T2">name </text:span><text:span text:style-name="T8">!</text:span><text:span text:style-name="T2"> [ </text:span><text:span text:style-name="T8">(</text:span><text:span text:style-name="T2"> subprogram_parameter_list </text:span><text:span text:style-name="T8">)</text:span><text:span text:style-name="T2"> ]</text:span></text:p>
      <text:p text:style-name="Standard"><text:span text:style-name="T2">| </text:span><text:span text:style-name="T8">*!&lt;</text:span></text:p>
      <text:p text:style-name="Standard"><text:span text:style-name="T2">| </text:span><text:span text:style-name="T8">*!&gt;</text:span></text:p>
      <text:p text:style-name="P1"/>
      <text:p text:style-name="P15"><text:span text:style-name="T2">timed_action ::= </text:span></text:p>
      <text:p text:style-name="P15"><text:span text:style-name="T26"><text:s text:c="2"/></text:span><text:span text:style-name="T10">computation</text:span><text:span text:style-name="T26"> </text:span><text:span text:style-name="T10">(</text:span><text:span text:style-name="T26"> behavior_time [ </text:span><text:span text:style-name="T10">..</text:span><text:span text:style-name="T26"> behavior_time ] </text:span><text:span text:style-name="T10">)</text:span><text:span text:style-name="T26"> <text:s/></text:span></text:p>
      <text:p text:style-name="P1"/>
      <text:p text:style-name="P2">subprogram_parameter_list ::=</text:p>
      <text:p text:style-name="Standard"><text:span text:style-name="T2"><text:s text:c="2"/>parameter_label { </text:span><text:span text:style-name="T8">,</text:span><text:span text:style-name="T2"> parameter_label }*</text:span></text:p>
      <text:p text:style-name="P1"/>
      <text:p text:style-name="P2"/>
      <text:p text:style-name="P2"><text:soft-page-break/>parameter_label ::=</text:p>
      <text:p text:style-name="Standard"><text:span text:style-name="T2"><text:s text:c="2"/></text:span><text:span text:style-name="T14">in_</text:span><text:span text:style-name="T2">subprogram_parameter | </text:span><text:span text:style-name="T14">out_</text:span><text:span text:style-name="T2">subprogram_parameter</text:span></text:p>
      <text:p text:style-name="P1"/>
      <text:p text:style-name="P8">data_component_reference ::=</text:p>
      <text:p text:style-name="P12"><text:span text:style-name="T2"><text:s text:c="2"/></text:span><text:span text:style-name="T14">data_subcomponent_</text:span><text:span text:style-name="T2">name { </text:span><text:span text:style-name="T8">.</text:span><text:span text:style-name="T2"> data_</text:span><text:span text:style-name="T5">field</text:span><text:span text:style-name="T2"> }*</text:span></text:p>
      <text:p text:style-name="P13"><text:span text:style-name="T2">| </text:span><text:span text:style-name="T14">data_access_feature_</text:span><text:span text:style-name="T2">name { </text:span><text:span text:style-name="T8">.</text:span><text:span text:style-name="T2"> data_</text:span><text:span text:style-name="T6">field</text:span><text:span text:style-name="T2"> }*</text:span></text:p>
      <text:p text:style-name="P13"><text:span text:style-name="T2">| </text:span><text:span text:style-name="T14">local_variable_</text:span><text:span text:style-name="T27">name</text:span><text:span text:style-name="T2"> { </text:span><text:span text:style-name="T7">.</text:span><text:span text:style-name="T2"> data_</text:span><text:span text:style-name="T6">field</text:span><text:span text:style-name="T2"> }* <text:line-break/>| </text:span><text:span text:style-name="T14">data_access_feature_prototype</text:span><text:span text:style-name="T13">_</text:span><text:span text:style-name="T2">name { </text:span><text:span text:style-name="T8">.</text:span><text:span text:style-name="T2"> data_</text:span><text:span text:style-name="T6">field</text:span><text:span text:style-name="T2"> }*</text:span></text:p>
      <text:p text:style-name="Standard"><text:span text:style-name="T3"/></text:p>
      <text:p text:style-name="P9"><text:span text:style-name="T21">data_</text:span><text:span text:style-name="T29">field</text:span><text:span text:style-name="T21"> ::=</text:span></text:p>
      <text:p text:style-name="P12"><text:span text:style-name="T23"><text:s text:c="2"/></text:span><text:span text:style-name="T14">data_subcomponent_</text:span><text:span text:style-name="T2">name</text:span></text:p>
      <text:p text:style-name="P12"><text:span text:style-name="T2">| </text:span><text:span text:style-name="T14">data_access_</text:span><text:span text:style-name="T16">feature</text:span><text:span text:style-name="T14">_</text:span><text:span text:style-name="T2">name</text:span></text:p>
      <text:p text:style-name="P12"><text:span text:style-name="T2">| </text:span><text:span text:style-name="T14">data_access_</text:span><text:span text:style-name="T16">feature_</text:span><text:span text:style-name="T14">prototype</text:span><text:span text:style-name="T13">_</text:span><text:span text:style-name="T2">name</text:span></text:p>
      <text:p text:style-name="P2"/>
      <text:p text:style-name="P8">subprogram_parameter ::=</text:p>
      <text:p text:style-name="P13"><text:span text:style-name="T14"><text:s text:c="2"/>subprogram_parameter_</text:span><text:span text:style-name="T2">name {</text:span><text:span text:style-name="T8">.</text:span><text:span text:style-name="T2"> data_</text:span><text:span text:style-name="T6">field</text:span><text:span text:style-name="T2"> }*</text:span></text:p>
      <text:p text:style-name="P2"/>
      <text:p text:style-name="P2">name ::= </text:p>
      <text:p text:style-name="P12"><text:span text:style-name="T23"><text:s text:c="2"/>{ </text:span><text:span text:style-name="T14">thread_group_</text:span><text:span text:style-name="T23">identifier </text:span><text:span text:style-name="T8">.</text:span><text:span text:style-name="T23"> }*</text:span></text:p>
      <text:p text:style-name="P10"><text:s text:c="2"/>{</text:p>
      <text:p text:style-name="P12"><text:span text:style-name="T23"><text:s text:c="4"/>[</text:span><text:span text:style-name="T22"> </text:span><text:span text:style-name="T20">subprogram_group_access_</text:span><text:span text:style-name="T22">identifier </text:span><text:span text:style-name="T12">.</text:span><text:span text:style-name="T28"> </text:span><text:span text:style-name="T22">]</text:span></text:p>
      <text:p text:style-name="P12"><text:span text:style-name="T23"><text:s text:c="4"/>[</text:span><text:span text:style-name="T22"> </text:span><text:span text:style-name="T20">subprogram_group_</text:span><text:span text:style-name="T22">identifier</text:span><text:span text:style-name="T12">.</text:span><text:span text:style-name="T28"> </text:span><text:span text:style-name="T22">]</text:span></text:p>
      <text:p text:style-name="P12"><text:span text:style-name="T23"><text:s text:c="4"/>[ </text:span><text:span text:style-name="T14">feature_group_</text:span><text:span text:style-name="T23">identifier </text:span><text:span text:style-name="T8">.</text:span><text:span text:style-name="T24"> </text:span><text:span text:style-name="T23">]</text:span></text:p>
      <text:p text:style-name="P10"><text:s text:c="2"/>}*</text:p>
      <text:p text:style-name="P10"><text:s text:c="2"/>identifier { array_index }*</text:p>
      <text:p text:style-name="P2"/>
      <text:p text:style-name="P2">array_index ::=</text:p>
      <text:p text:style-name="Standard"><text:span text:style-name="T2"><text:s text:c="2"/></text:span><text:span text:style-name="T8">[</text:span><text:span text:style-name="T2"> </text:span><text:span text:style-name="T14">integer_</text:span><text:span text:style-name="T2">value </text:span><text:span text:style-name="T8">]</text:span></text:p>
      <text:p text:style-name="P1"/>
      <text:p text:style-name="P2"/>
      <text:p text:style-name="P2">value ::=</text:p>
      <text:p text:style-name="P2"><text:s text:c="2"/>value_variable</text:p>
      <text:p text:style-name="P2">| value_constant</text:p>
      <text:p text:style-name="Standard"><text:span text:style-name="T2">| </text:span><text:span text:style-name="T8">(</text:span><text:span text:style-name="T2"> value_expression </text:span><text:span text:style-name="T8">)</text:span></text:p>
      <text:p text:style-name="P1"/>
      <text:p text:style-name="P2"><text:soft-page-break/>value_variable ::=</text:p>
      <text:p text:style-name="Standard"><text:span text:style-name="T2"><text:s text:c="2"/></text:span><text:span text:style-name="T14">incoming_port_</text:span><text:span text:style-name="T2">name</text:span></text:p>
      <text:p text:style-name="Standard"><text:span text:style-name="T2">| </text:span><text:span text:style-name="T14">incoming_port_</text:span><text:span text:style-name="T2">name </text:span><text:span text:style-name="T8">?</text:span></text:p>
      <text:p text:style-name="P12"><text:span text:style-name="T2">| </text:span><text:span text:style-name="T14">incoming_</text:span><text:span text:style-name="T23">subprogram_parameter</text:span></text:p>
      <text:p text:style-name="Standard"><text:span text:style-name="T4">| </text:span><text:span text:style-name="T18">incoming_port_prototype_</text:span><text:span text:style-name="T4">name</text:span></text:p>
      <text:p text:style-name="Standard"><text:span text:style-name="T2">| </text:span><text:span text:style-name="T23">data_</text:span><text:span text:style-name="T2">component_reference</text:span></text:p>
      <text:p text:style-name="Standard"><text:span text:style-name="T2">| </text:span><text:span text:style-name="T14">port_</text:span><text:span text:style-name="T2">name </text:span><text:span text:style-name="T8">’ count</text:span></text:p>
      <text:p text:style-name="Standard"><text:span text:style-name="T2">| </text:span><text:span text:style-name="T14">port_</text:span><text:span text:style-name="T2">name </text:span><text:span text:style-name="T7">’ </text:span><text:span text:style-name="T8">fresh</text:span></text:p>
      <text:p text:style-name="P1"/>
      <text:p text:style-name="P2">value_constant ::= </text:p>
      <text:p text:style-name="P2"><text:s text:c="2"/>boolean_literal</text:p>
      <text:p text:style-name="P2">| numeric_literal </text:p>
      <text:p text:style-name="P2">| string_literal</text:p>
      <text:p text:style-name="P2">| property_constant</text:p>
      <text:p text:style-name="P2">| property_value</text:p>
      <text:p text:style-name="P1"/>
      <text:p text:style-name="P2">value_expression ::=</text:p>
      <text:p text:style-name="P2"><text:s text:c="2"/>relation { logical_operator relation}* </text:p>
      <text:p text:style-name="P1"/>
      <text:p text:style-name="P2">relation ::=</text:p>
      <text:p text:style-name="P2"><text:s text:c="3"/>simple_expression [ relational_operator simple_expression ]</text:p>
      <text:p text:style-name="P1"/>
      <text:p text:style-name="P2">simple_expression ::= </text:p>
      <text:p text:style-name="P2"><text:s text:c="2"/>[ unary_adding_operator ] term { binary_adding_operator term }*</text:p>
      <text:p text:style-name="P1"/>
      <text:p text:style-name="P2">term ::= </text:p>
      <text:p text:style-name="P2"><text:s text:c="2"/>factor { multiplying_operator factor }*</text:p>
      <text:p text:style-name="P1"/>
      <text:p text:style-name="P2">factor ::= </text:p>
      <text:p text:style-name="P2"><text:s text:c="2"/>value [ binary_numeric_operator value ] </text:p>
      <text:p text:style-name="P2">| unary_numeric_operator value </text:p>
      <text:p text:style-name="P2">| unary_boolean_operator value</text:p>
      <text:p text:style-name="P1"/>
      <text:p text:style-name="P2">logical_operator ::= </text:p>
      <text:p text:style-name="Standard"><text:span text:style-name="T2"><text:s text:c="2"/></text:span><text:span text:style-name="T8">and</text:span><text:span text:style-name="T2"> | </text:span><text:span text:style-name="T8">or</text:span><text:span text:style-name="T2"> | </text:span><text:span text:style-name="T8">xor</text:span><text:span text:style-name="T2"> </text:span></text:p>
      <text:p text:style-name="P2"><text:soft-page-break/>relational_operator ::= </text:p>
      <text:p text:style-name="Standard"><text:span text:style-name="T2"><text:s text:c="2"/></text:span><text:span text:style-name="T8">=</text:span><text:span text:style-name="T2"> | </text:span><text:span text:style-name="T8">!=</text:span><text:span text:style-name="T2"> | </text:span><text:span text:style-name="T8">&lt;</text:span><text:span text:style-name="T2"> | </text:span><text:span text:style-name="T8">&lt;=</text:span><text:span text:style-name="T2"> | </text:span><text:span text:style-name="T8">&gt;</text:span><text:span text:style-name="T2"> | </text:span><text:span text:style-name="T8">&gt;=</text:span></text:p>
      <text:p text:style-name="P1"/>
      <text:p text:style-name="P2">binary_adding_operator ::= </text:p>
      <text:p text:style-name="Standard"><text:span text:style-name="T2"><text:s text:c="2"/></text:span><text:span text:style-name="T8">+</text:span><text:span text:style-name="T2"> | </text:span><text:span text:style-name="T8">-</text:span><text:span text:style-name="T2"> </text:span></text:p>
      <text:p text:style-name="P1"/>
      <text:p text:style-name="P2">unary_adding_operator ::= <text:s/></text:p>
      <text:p text:style-name="Standard"><text:span text:style-name="T2"><text:s text:c="2"/></text:span><text:span text:style-name="T8">+</text:span><text:span text:style-name="T2"> | </text:span><text:span text:style-name="T8">-</text:span></text:p>
      <text:p text:style-name="P1"/>
      <text:p text:style-name="P2">multiplying_operator ::= <text:s/></text:p>
      <text:p text:style-name="Standard"><text:span text:style-name="T2"><text:s text:c="2"/></text:span><text:span text:style-name="T8">*</text:span><text:span text:style-name="T2"> | </text:span><text:span text:style-name="T8">/</text:span><text:span text:style-name="T2"> | </text:span><text:span text:style-name="T8">mod</text:span><text:span text:style-name="T2"> | </text:span><text:span text:style-name="T8">rem</text:span></text:p>
      <text:p text:style-name="P1"/>
      <text:p text:style-name="P2">binary_numeric_operator ::= </text:p>
      <text:p text:style-name="Standard"><text:span text:style-name="T2"><text:s text:c="2"/></text:span><text:span text:style-name="T8">**</text:span></text:p>
      <text:p text:style-name="P1"/>
      <text:p text:style-name="P2">unary_numeric_operator ::= </text:p>
      <text:p text:style-name="Standard"><text:span text:style-name="T2"><text:s text:c="2"/></text:span><text:span text:style-name="T8">abs</text:span></text:p>
      <text:p text:style-name="P1"/>
      <text:p text:style-name="P2">unary_boolean_operator ::= </text:p>
      <text:p text:style-name="Standard"><text:span text:style-name="T2"><text:s text:c="2"/></text:span><text:span text:style-name="T8">not</text:span></text:p>
      <text:p text:style-name="P1"/>
      <text:p text:style-name="P2">boolean_literal ::= </text:p>
      <text:p text:style-name="Standard"><text:span text:style-name="T2"><text:s text:c="2"/></text:span><text:span text:style-name="T8">true</text:span><text:span text:style-name="T2"> | </text:span><text:span text:style-name="T8">false</text:span></text:p>
      <text:p text:style-name="P1"/>
      <text:p text:style-name="P2">integer_range ::= </text:p>
      <text:p text:style-name="Standard"><text:span text:style-name="T2"><text:s text:c="2"/>integer_value </text:span><text:span text:style-name="T8">..</text:span><text:span text:style-name="T2"> integer_value</text:span></text:p>
      <text:p text:style-name="P1"/>
      <text:p text:style-name="P2">integer_value ::= </text:p>
      <text:p text:style-name="Standard"><text:span text:style-name="T2"><text:s text:c="2"/></text:span><text:span text:style-name="T14">integer_</text:span><text:span text:style-name="T2">value_variable </text:span></text:p>
      <text:p text:style-name="Standard"><text:span text:style-name="T2">| </text:span><text:span text:style-name="T14">integer_</text:span><text:span text:style-name="T2">value_constant </text:span></text:p>
      <text:p text:style-name="P1"/>
      <text:p text:style-name="P2">behavior_time ::= </text:p>
      <text:p text:style-name="Standard"><text:span text:style-name="T2"><text:s text:c="2"/>integer_value </text:span><text:span text:style-name="T14">unit_</text:span><text:span text:style-name="T2">identifier</text:span></text:p>
      <text:p text:style-name="P1"/>
      <text:p text:style-name="P2">property_constant ::=</text:p>
      <text:p text:style-name="Standard"><text:span text:style-name="T2"><text:s text:c="2"/>[ </text:span><text:span text:style-name="T14">property_set_</text:span><text:span text:style-name="T2">identifier </text:span><text:span text:style-name="T8">::</text:span><text:span text:style-name="T2"> ] </text:span><text:span text:style-name="T14">property_constant_</text:span><text:span text:style-name="T2">identifier</text:span></text:p>
      <text:p text:style-name="P2"><text:soft-page-break/>property_value ::=</text:p>
      <text:p text:style-name="Standard"><text:span text:style-name="T2"><text:s text:c="2"/>[ </text:span><text:span text:style-name="T14">property_set_</text:span><text:span text:style-name="T2">identifier </text:span><text:span text:style-name="T8">::</text:span><text:span text:style-name="T2"> ] </text:span><text:span text:style-name="T14">property_value_</text:span><text:span text:style-name="T2">identifier</text:span></text:p>
      <text:p text:style-name="P3"/>
      <text:p text:style-name="P2">numeric_literal ::= &lt;refer to [AS5506A 15.4]&gt;</text:p>
      <text:p text:style-name="P1"/>
      <text:p text:style-name="P2">string_literal ::= &lt;refer to [AS5506A 15.5]&gt;</text:p>
      <text:p text:style-name="P1"/>
      <text:p text:style-name="P2">numeral ::= &lt;refer to [AS5506A 15.4.1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vertical-align="baseline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orphans="2" fo:widows="2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letter-kerning="true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ardoll</meta:initial-creator>
    <meta:editing-cycles>101</meta:editing-cycles>
    <meta:print-date>2013-11-27T08:24:00</meta:print-date>
    <meta:creation-date>2013-09-24T16:09:00</meta:creation-date>
    <dc:date>2014-06-06T12:16:27.078707196</dc:date>
    <meta:editing-duration>PT2H21M28S</meta:editing-duration>
    <meta:generator>LibreOffice/4.1.3.2$Linux_X86_64 LibreOffice_project/410m0$Build-2</meta:generator>
    <meta:document-statistic meta:table-count="0" meta:image-count="0" meta:object-count="0" meta:page-count="8" meta:paragraph-count="197" meta:word-count="639" meta:character-count="5876" meta:non-whitespace-character-count="5208"/>
    <meta:user-defined meta:name="AppVersion">14.0000</meta:user-defined>
    <meta:user-defined meta:name="Company">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